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NewWizardPage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ewWizardPage.createControl( Composit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74">
            <text:p text:style-name="Table_20_Contents">74</text:p>
          </table:table-cell>
        </table:table-row>
        <table:table-row>
          <table:table-cell office:value-type="string">
            <text:p text:style-name="Table_20_Contents">IvyNewWizardPage.updateStatus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NewWizardPage.handleBrow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vyNewWizardPage.dialogChanged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IvyNewWizardPage.getOrganis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ewWizardPage.IvyNewWizardPage( ISelection se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vyNewWizardPage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ewWizardPage.modifyText( Modify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ewWizardPage.widgetSelected( Sele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ewWizardPage.getContain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ewWizardPage.initializ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IvyNewWizardPage.getModu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